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dash" draw:stroke-dash="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en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.5cm" svg:height="1cm" svg:x="3.3cm" svg:y="4cm">
          <text:p text:style-name="P1">Objet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5.5cm" svg:height="1.1cm" svg:x="1.9cm" svg:y="2cm">
          <text:p text:style-name="P2"><text:span text:style-name="T1">Reconocimient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5.5cm" svg:height="1.1cm" svg:x="13.7cm" svg:y="2cm">
          <text:p text:style-name="P2"><text:span text:style-name="T1">Aprendizaj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.1cm" svg:height="1cm" svg:x="13.5cm" svg:y="4.1cm">
          <text:p text:style-name="P1">Conjunto de</text:p>
          <text:p text:style-name="P1">muestras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2" draw:text-style-name="P3" draw:layer="layout" svg:width="10.5cm" svg:height="6cm" svg:x="1.8cm" svg:y="5.9cm">
            <text:p text:style-name="P3">Representación</text:p>
            <text:p text:style-name="P3">numérica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1" draw:layer="layout" svg:width="4.5cm" svg:height="1.5cm" svg:x="2.3cm" svg:y="6.5cm">
            <text:p text:style-name="P1">Preproceso y</text:p>
            <text:p text:style-name="P1">segmentación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1" draw:layer="layout" svg:width="4.5cm" svg:height="1.5cm" svg:x="2.3cm" svg:y="9.9cm">
            <text:p text:style-name="P1">Extracción de</text:p>
            <text:p text:style-name="P1">características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2" draw:text-style-name="P1" draw:layer="layout" svg:width="4.5cm" svg:height="1.5cm" svg:x="14.5cm" svg:y="9.9cm">
          <text:p text:style-name="P1">Selección de</text:p>
          <text:p text:style-name="P1">característica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5cm" svg:height="1.5cm" svg:x="14.5cm" svg:y="13.4cm">
          <text:p text:style-name="P1">Diseño del</text:p>
          <text:p text:style-name="P1">clasificad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5cm" svg:height="1.099cm" svg:x="2.3cm" svg:y="13.6cm">
          <text:p text:style-name="P1">Clasificador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1" draw:layer="layout" svg:x1="14.473cm" svg:y1="14.235cm" svg:x2="6.773cm" svg:y2="14.208cm">
          <text:p/>
        </draw:line>
        <draw:line draw:style-name="gr3" draw:text-style-name="P1" draw:layer="layout" svg:x1="4.551cm" svg:y1="5.054cm" svg:x2="4.551cm" svg:y2="6.562cm">
          <text:p/>
        </draw:line>
        <draw:line draw:style-name="gr3" draw:text-style-name="P1" draw:layer="layout" svg:x1="14.473cm" svg:y1="10.637cm" svg:x2="6.8cm" svg:y2="10.637cm">
          <text:p/>
        </draw:line>
        <draw:line draw:style-name="gr3" draw:text-style-name="P1" draw:layer="layout" svg:x1="4.651cm" svg:y1="11.43cm" svg:x2="4.651cm" svg:y2="13.653cm">
          <text:p/>
        </draw:line>
        <draw:custom-shape draw:style-name="gr1" draw:text-style-name="P1" draw:layer="layout" svg:width="3.664cm" svg:height="1cm" svg:x="2.9cm" svg:y="16.2cm">
          <text:p text:style-name="P1">Clasificación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13.414cm" svg:y1="2.17cm" svg:x2="13.414cm" svg:y2="16.907cm">
          <text:p/>
        </draw:line>
        <draw:line draw:style-name="gr3" draw:text-style-name="P1" draw:layer="layout" svg:x1="4.651cm" svg:y1="14.738cm" svg:x2="4.651cm" svg:y2="16.193cm">
          <text:p/>
        </draw:line>
        <draw:line draw:style-name="gr3" draw:text-style-name="P1" draw:layer="layout" svg:x1="16.563cm" svg:y1="5.212cm" svg:x2="16.563cm" svg:y2="9.869cm">
          <text:p/>
        </draw:line>
        <draw:line draw:style-name="gr3" draw:text-style-name="P1" draw:layer="layout" svg:x1="16.536cm" svg:y1="11.404cm" svg:x2="16.536cm" svg:y2="13.388cm">
          <text:p/>
        </draw:line>
        <draw:line draw:style-name="gr3" draw:text-style-name="P1" draw:layer="layout" svg:x1="4.604cm" svg:y1="7.99cm" svg:x2="4.604cm" svg:y2="9.8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lvar Arnaiz Gonzalez</meta:initial-creator>
    <meta:creation-date>2010-02-28T13:20:07.45</meta:creation-date>
    <dc:date>2010-02-28T13:33:47.26</dc:date>
    <dc:creator>Alvar Arnaiz Gonzalez</dc:creator>
    <meta:editing-duration>PT00H13M40S</meta:editing-duration>
    <meta:editing-cycles>1</meta:editing-cycles>
    <meta:document-statistic meta:object-count="21"/>
    <meta:generator>OpenOffice.org/3.1$Win32 OpenOffice.org_project/310m11$Build-9399</meta:generator>
  </office:meta>
</office:document-meta>
</file>